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d23" officeooo:paragraph-rsid="00052d23"/>
    </style:style>
    <style:style style:name="P2" style:family="paragraph" style:parent-style-name="Standard">
      <style:text-properties officeooo:rsid="000b09a3" officeooo:paragraph-rsid="000b09a3"/>
    </style:style>
    <style:style style:name="P3" style:family="paragraph" style:parent-style-name="Standard">
      <style:text-properties officeooo:rsid="000c7b46" officeooo:paragraph-rsid="000c7b46"/>
    </style:style>
    <style:style style:name="P4" style:family="paragraph" style:parent-style-name="Standard">
      <style:text-properties officeooo:paragraph-rsid="000c7b46"/>
    </style:style>
    <style:style style:name="P5" style:family="paragraph" style:parent-style-name="Standard">
      <style:text-properties officeooo:rsid="000d4450" officeooo:paragraph-rsid="000d4450"/>
    </style:style>
    <style:style style:name="P6" style:family="paragraph" style:parent-style-name="Standard">
      <style:text-properties officeooo:rsid="000d5408" officeooo:paragraph-rsid="000d5408"/>
    </style:style>
    <style:style style:name="P7" style:family="paragraph" style:parent-style-name="Standard">
      <style:text-properties officeooo:rsid="000dce83" officeooo:paragraph-rsid="000dce83"/>
    </style:style>
    <style:style style:name="P8" style:family="paragraph" style:parent-style-name="Standard">
      <style:text-properties officeooo:rsid="0010b3ac" officeooo:paragraph-rsid="0010b3ac"/>
    </style:style>
    <style:style style:name="P9" style:family="paragraph" style:parent-style-name="Standard">
      <style:text-properties officeooo:paragraph-rsid="000c7b46"/>
    </style:style>
    <style:style style:name="P10" style:family="paragraph" style:parent-style-name="Standard">
      <style:text-properties officeooo:rsid="0011e80c" officeooo:paragraph-rsid="0011e80c"/>
    </style:style>
    <style:style style:name="T1" style:family="text">
      <style:text-properties officeooo:rsid="000b09a3"/>
    </style:style>
    <style:style style:name="T2" style:family="text">
      <style:text-properties officeooo:rsid="000c7b46"/>
    </style:style>
    <style:style style:name="T3" style:family="text">
      <style:text-properties officeooo:rsid="000dce83"/>
    </style:style>
    <style:style style:name="T4" style:family="text">
      <style:text-properties officeooo:rsid="000f2b6b"/>
    </style:style>
    <style:style style:name="T5" style:family="text">
      <style:text-properties officeooo:rsid="0011e8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ving the simple tetris cube:</text:p>
      <text:p text:style-name="P1"/>
      <text:p text:style-name="P1">Explain the problem- <text:span text:style-name="T1">NP-complete?</text:span></text:p>
      <text:p text:style-name="P8">Reduce it to brute forcing coverage array</text:p>
      <text:p text:style-name="P1">Recursive brute search</text:p>
      <text:p text:style-name="P2">one of the simplest is 5x5x2 with --__ piece</text:p>
      <text:p text:style-name="P3">takes: </text:p>
      <text:p text:style-name="P3"/>
      <text:p text:style-name="P3">Psuedocode:</text:p>
      <text:p text:style-name="P3"/>
      <text:p text:style-name="P3">def BruteForce(origins, cube_open_vertices, unused_shapes)</text:p>
      <text:p text:style-name="P3"/>
      <text:p text:style-name="P3"><text:tab/>for every x,y,z: (x*y*z):</text:p>
      <text:p text:style-name="P3"><text:tab/><text:tab/>for each shape transformation: (6*4)</text:p>
      <text:p text:style-name="P3"><text:tab/><text:tab/><text:tab/>valid ← can place shape with transformation at x,y,z </text:p>
      <text:p text:style-name="P3"><text:tab/><text:tab/><text:tab/>if valid:</text:p>
      <text:p text:style-name="P3"><text:tab/><text:tab/><text:tab/><text:tab/>place_shape()</text:p>
      <text:p text:style-name="P4"><text:tab/><text:tab/><text:tab/><text:tab/><text:span text:style-name="T2">Brute_Force</text:span></text:p>
      <text:p text:style-name="P4"/>
      <text:p text:style-name="P4">2x4x4 – <text:span text:style-name="T5">31 seconds</text:span></text:p>
      <text:p text:style-name="P4"/>
      <text:p text:style-name="P10"/>
      <text:p text:style-name="P5">Instead of getting stuck on first one being in bad position, randomly guess transformation</text:p>
      <text:p text:style-name="P5"/>
      <text:p text:style-name="P6">Algorithm X, <text:span text:style-name="T3">for tetris cube works, for ---__ drop shape number because identical</text:span></text:p>
      <text:p text:style-name="P6"/>
      <text:p text:style-name="P7">For Genetic algo use cover matrix</text:p>
      <text:p text:style-name="P7"/>
      <text:p text:style-name="P7">For RL use actual boxes with rotation <text:span text:style-name="T4">and translations as actions </text:span>and initialize randomly each ti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6:41:48.921785505</meta:creation-date>
    <dc:date>2022-08-01T15:33:25.312690475</dc:date>
    <meta:editing-duration>P9DT14H29M10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10" meta:character-count="732" meta:non-whitespace-character-count="623"/>
  </office:meta>
</office:document-meta>
</file>